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1FF000001CF61FEE485.png" manifest:media-type=""/>
  <manifest:file-entry manifest:full-path="Pictures/100000000000018D000000D2FA39F39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965cm" svg:height="6.858cm" svg:x="12.292cm" svg:y="0.238cm">
          <draw:image xlink:href="Pictures/100000000000018D000000D2FA39F39D.png" xlink:type="simple" xlink:show="embed" xlink:actuate="onLoad">
            <text:p/>
          </draw:image>
        </draw:frame>
        <draw:frame draw:style-name="gr1" draw:text-style-name="P1" draw:layer="layout" svg:width="6.66cm" svg:height="6.034cm" svg:x="0.044cm" svg:y="0.554cm">
          <draw:image xlink:href="Pictures/10000000000001FF000001CF61FEE485.png" xlink:type="simple" xlink:show="embed" xlink:actuate="onLoad">
            <text:p/>
          </draw:image>
        </draw:frame>
        <draw:custom-shape draw:style-name="gr2" draw:text-style-name="P1" draw:layer="layout" svg:width="4.318cm" svg:height="2.286cm" svg:x="7.52cm" svg:y="2.3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5T12:33:33.671083597</meta:creation-date>
    <dc:date>2014-02-05T12:42:26.902316904</dc:date>
    <meta:editing-duration>P0D</meta:editing-duration>
    <meta:editing-cycles>1</meta:editing-cycles>
    <meta:document-statistic meta:object-count="3"/>
    <meta:generator>LibreOffice/4.1.1.2$Linux_X86_64 LibreOffice_project/7e4286b58adc75a14f6d83f53a03b6c11fa2903</meta:generator>
  </office:meta>
</office:document-meta>
</file>